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0.10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0.132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288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1611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014in"/>
    </style:style>
    <style:style style:name="Table5.3" style:family="table-row">
      <style:table-row-properties style:min-row-height="1.5104in"/>
    </style:style>
    <style:style style:name="Table5.D3" style:family="table-cell" style:data-style-name="N2">
      <style:table-cell-properties fo:padding="0.0382in" fo:border="none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1.5639in"/>
    </style:style>
    <style:style style:name="Table5.6" style:family="table-row">
      <style:table-row-properties style:min-row-height="0.1556in"/>
    </style:style>
    <style:style style:name="Table6" style:family="table">
      <style:table-properties style:width="7.7944in" fo:margin-left="-0.5132in" table:align="left"/>
    </style:style>
    <style:style style:name="Table6.A" style:family="table-column">
      <style:table-column-properties style:column-width="1.0132in"/>
    </style:style>
    <style:style style:name="Table6.B" style:family="table-column">
      <style:table-column-properties style:column-width="1.525in"/>
    </style:style>
    <style:style style:name="Table6.C" style:family="table-column">
      <style:table-column-properties style:column-width="1.3347in"/>
    </style:style>
    <style:style style:name="Table6.D" style:family="table-column">
      <style:table-column-properties style:column-width="1.0986in"/>
    </style:style>
    <style:style style:name="Table6.E" style:family="table-column">
      <style:table-column-properties style:column-width="2.8229in"/>
    </style:style>
    <style:style style:name="Table6.1" style:family="table-row">
      <style:table-row-properties style:min-row-height="0.1986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4167in"/>
    </style:style>
    <style:style style:name="Table6.3" style:family="table-row">
      <style:table-row-properties style:min-row-height="0.3056in"/>
    </style:style>
    <style:style style:name="Table6.4" style:family="table-row">
      <style:table-row-properties style:min-row-height="0.3438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12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<text:tab/><text:placeholder text:placeholder-type="text">&lt;o.delivery_order_id and o.delivery_order_id.transporter or ''&gt;</text:placeholder></text:p>
            <text:p text:style-name="P11"><text:tab/><text:placeholder text:placeholder-type="text">&lt;o.delivery_order_id and o.delivery_order_id.truck or ''&gt;</text:placeholder></text:p>
            <text:p text:style-name="P11"><text:tab/><text:placeholder text:placeholder-type="text">&lt;o.partner_id and o.partner_id.city or ''&gt;</text:placeholder></text:p>
            <text:p text:style-name="P11"/>
            <text:p text:style-name="P11"><text:tab/><text:placeholder text:placeholder-type="text">&lt;get_date(o.date_invoice)&gt;</text:placeholder></text:p>
            <text:p text:style-name="P11"/>
            <text:p text:style-name="P11"/>
            <text:p text:style-name="P11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8"><text:span text:style-name="T1">Gross</text:span> <text:span text:style-name="T1">Amount:</text:span></text:p>
            <text:p text:style-name="P9"/>
            <text:p text:style-name="P9">Basic Excise Duty:</text:p>
            <text:p text:style-name="P2"/>
            <text:p text:style-name="P2">Edu Cess: </text:p>
            <text:p text:style-name="P2"/>
            <text:p text:style-name="P2">Sec &amp; H Edu Cess:</text:p>
            <text:p text:style-name="P2"/>
            <text:p text:style-name="P2">Subtotal + Excise Duty:</text:p>
            <text:p text:style-name="P2"/>
            <text:p text:style-name="P2">CST: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line.price_unit or 0,2)&gt;</text:placeholder></text:p>
            <text:p text:style-name="P2"/>
            <text:p text:style-name="P2"/>
            <text:p text:style-name="P2"/>
            <text:p text:style-name="P16"><text:placeholder text:placeholder-type="text">&lt;o.excise_duty_id and o.excise_duty_id.amount or ''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0.00&gt;</text:placeholder></text:p>
            <text:p text:style-name="P2"/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o.excise_duty_id and o.excise_duty_id.amount or '')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o.excise_duty_id and o.excise_duty_id.amount or 0)/100*2/100,2)&gt;</text:placeholder></text:p>
            <text:p text:style-name="P2"/>
            <text:p text:style-name="P2"><text:placeholder text:placeholder-type="text">&lt;round(get_qty_mt(line.quantity, line.uos_id and line.uos_id.name or False, o.invoice_type)*(line.price_unit or 0)*(o.excise_duty_id and o.excise_duty_id.amount or 0)/100*1/100,2)&gt;</text:placeholder><text:soft-page-break/></text:p>
            <text:p text:style-name="P2"/>
            <text:p text:style-name="P2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o.excise_duty_id and o.excise_duty_id.amount or 0)/100,2)+round(get_qty_mt(line.quantity, line.uos_id and line.uos_id.name or False, o.invoice_type)*(line.price_unit or False)*(o.excise_duty_id and o.excise_duty_id.amount or 0)/100*2/100,2)+round(get_qty_mt(line.quantity, line.uos_id and line.uos_id.name or False, o.invoice_type)*(line.price_unit or 0)*(o.excise_duty_id and o.excise_duty_id.amount or 0)/100*1/100,2)&gt;</text:placeholder></text:p>
            <text:p text:style-name="P2"/>
            <text:p text:style-name="P2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o.excise_duty_id and o.excise_duty_id.amount or 0)/100,2)+round(get_qty_mt(line.quantity, line.uos_id and line.uos_id.name or False, o.invoice_type)*(line.price_unit or False)*(o.excise_duty_id and o.excise_duty_id.amount or 0)/100*2/100,2)+round(get_qty_mt(line.quantity, line.uos_id and line.uos_id.name or False, o.invoice_type)*(line.price_unit or 0)*(o.excise_duty_id and o.excise_duty_id.amount or 0)/100*1/100,2))*(o.sale_tax_id and o.sale_tax_id.amount or 0.00)/100),2)&gt;</text:placeholder><text:soft-page-break/></text:p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"><text:placeholder text:placeholder-type="text">&lt;get_total_example(o.invoice_line or 0, o.excise_duty_id and o.excise_duty_id.amount or 0, o.excise_duty_id and o.sale_tax_id.amount or 0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11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7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9T11:13:56</dc:date>
    <dc:creator>phuoc </dc:creator>
    <meta:editing-duration>PT15H56M10S</meta:editing-duration>
    <meta:editing-cycles>194</meta:editing-cycles>
    <meta:generator>LibreOffice/3.5$Linux_x86 LibreOffice_project/350m1$Build-2</meta:generator>
    <meta:document-statistic meta:table-count="6" meta:image-count="0" meta:object-count="0" meta:page-count="3" meta:paragraph-count="58" meta:word-count="391" meta:character-count="4654" meta:non-whitespace-character-count="4268"/>
  </office:meta>
</office:document-meta>
</file>